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11"/>
        <table:table-column table:style-name="co1" table:number-columns-repeated="5" table:default-cell-style-name="ce6"/>
        <table:table-column table:style-name="co1" table:default-cell-style-name="ce14"/>
        <table:table-row table:style-name="ro1">
          <table:table-cell table:style-name="ce1" office:value-type="string" calcext:value-type="string">
            <text:p>BOM Maker's Mill MM1 Desktop-Fräse, UniProKit UPKlib V2.06</text:p>
          </table:table-cell>
          <table:table-cell table:style-name="Default" table:number-columns-repeated="3"/>
          <table:table-cell table:style-name="ce9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9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10"/>
          <table:table-cell table:style-name="ce5" office:value-type="string" calcext:value-type="string">
            <text:p>Description</text:p>
          </table:table-cell>
          <table:table-cell table:style-name="ce5" table:number-columns-repeated="4"/>
          <table:table-cell table:style-name="ce15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8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kapp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ür TSlot, Slot6, M6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4x12x1.6, DIN 125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ox-Set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7" table:number-columns-repeated="2"/>
          <table:table-cell table:style-name="ce7" office:value-type="float" office:value="19070613" calcext:value-type="float">
            <text:p>1907061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string" calcext:value-type="string">
            <text:p>M4 Nut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7" table:number-columns-repeated="2"/>
          <table:table-cell table:style-name="ce7" office:value-type="float" office:value="19070615" calcext:value-type="float">
            <text:p>1907061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1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2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lager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-Block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2"/>
          <table:table-cell office:value-type="float" office:value="19082206" calcext:value-type="float">
            <text:p>1908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 Linearbeari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, 4x48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ndelmutterbloc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3 Mutt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Electronics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7" table:number-columns-repeated="2"/>
          <table:table-cell table:style-name="ce7" office:value-type="float" office:value="19082020" calcext:value-type="float">
            <text:p>1908202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Limit Switc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7" table:number-columns-repeated="2"/>
          <table:table-cell table:style-name="ce7" office:value-type="float" office:value="19082019" calcext:value-type="float">
            <text:p>19082019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Treiber f. Steppermoto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7" table:number-columns-repeated="2"/>
          <table:table-cell table:style-name="ce7" office:value-type="float" office:value="19082022" calcext:value-type="float">
            <text:p>19082022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Steppermotor, NEMA17, 0.42 N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7" table:number-columns-repeated="2"/>
          <table:table-cell table:style-name="ce7" office:value-type="float" office:value="19082023" calcext:value-type="float">
            <text:p>19082023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string" calcext:value-type="string">
            <text:p>USB 2.0 Typ B Kab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7" table:number-columns-repeated="2"/>
          <table:table-cell table:style-name="ce7" office:value-type="float" office:value="19082026" calcext:value-type="float">
            <text:p>19082026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Steppermotor, 4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7" table:number-columns-repeated="2"/>
          <table:table-cell table:style-name="ce7" office:value-type="float" office:value="19082027" calcext:value-type="float">
            <text:p>19082027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Endswitch, 3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12V8A</text:p>
          </table:table-cell>
          <table:table-cell table:number-columns-repeated="2"/>
          <table:table-cell office:value-type="float" office:value="19082028" calcext:value-type="float">
            <text:p>1908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12V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et Gears</text:p>
          </table:table-cell>
          <table:table-cell table:number-columns-repeated="4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3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t Maker's M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mgn12c</text:p>
          </table:table-cell>
          <table:table-cell table:number-columns-repeated="2"/>
          <table:table-cell office:value-type="float" office:value="21032801" calcext:value-type="float">
            <text:p>21032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mgn12</text:p>
          </table:table-cell>
          <table:table-cell table:number-columns-repeated="2"/>
          <table:table-cell office:value-type="float" office:value="21032802" calcext:value-type="float">
            <text:p>21032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rriageplate-mgn12b</text:p>
          </table:table-cell>
          <table:table-cell table:number-columns-repeated="2"/>
          <table:table-cell office:value-type="float" office:value="21032810" calcext:value-type="float">
            <text:p>2103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30cyl</text:p>
          </table:table-cell>
          <table:table-cell table:number-columns-repeated="2"/>
          <table:table-cell office:value-type="float" office:value="21032809" calcext:value-type="float">
            <text:p>21032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 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Ks0288cncshield</text:p>
          </table:table-cell>
          <table:table-cell table:number-columns-repeated="2"/>
          <table:table-cell office:value-type="float" office:value="21031007" calcext:value-type="float">
            <text:p>2103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kompatible Steuer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500wspindel</text:p>
          </table:table-cell>
          <table:table-cell table:number-columns-repeated="2"/>
          <table:table-cell office:value-type="float" office:value="21031008" calcext:value-type="float">
            <text:p>2103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500w-Spind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500wspindel</text:p>
          </table:table-cell>
          <table:table-cell table:number-columns-repeated="2"/>
          <table:table-cell office:value-type="float" office:value="21031009" calcext:value-type="float">
            <text:p>2103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h118-1a 2w 4k7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trlmount2g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el220v</text:p>
          </table:table-cell>
          <table:table-cell table:number-columns-repeated="2"/>
          <table:table-cell office:value-type="float" office:value="21031011" calcext:value-type="float">
            <text:p>2103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 AC-Kabel mit Steck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bel20awg</text:p>
          </table:table-cell>
          <table:table-cell table:number-columns-repeated="2"/>
          <table:table-cell office:value-type="float" office:value="21031012" calcext:value-type="float">
            <text:p>2103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<text:s/>0.75mm², awg20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rminalstrip1.5qmm</text:p>
          </table:table-cell>
          <table:table-cell table:number-columns-repeated="2"/>
          <table:table-cell office:value-type="float" office:value="21031013" calcext:value-type="float">
            <text:p>2103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üsterklemme 1.5 mm², 16A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age for MGN12H-rails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rail-435</text:p>
          </table:table-cell>
          <table:table-cell table:number-columns-repeated="2"/>
          <table:table-cell office:value-type="float" office:value="21032805" calcext:value-type="float">
            <text:p>21032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5mm MGN12H-rai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 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Nutblock1i</text:p>
          </table:table-cell>
          <table:table-cell table:number-columns-repeated="2"/>
          <table:table-cell office:value-type="float" office:value="21032808" calcext:value-type="float">
            <text:p>21032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 mit Senkmuttern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 table:number-rows-repeated="6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8">00.00.0000</text:date>, <text:time style:data-style-name="N2" text:time-value="19:42:22.2880502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3-28T21:52:47.105371337</dc:date>
    <dc:creator>os </dc:creator>
    <meta:editing-duration>P3DT16H16M20S</meta:editing-duration>
    <meta:editing-cycles>385</meta:editing-cycles>
    <meta:generator>LibreOffice/5.2.7.2$Linux_X86_64 LibreOffice_project/20m0$Build-2</meta:generator>
    <meta:printed-by>os </meta:printed-by>
    <meta:print-date>2021-03-13T09:47:46.811521230</meta:print-date>
    <meta:document-statistic meta:table-count="1" meta:cell-count="413" meta:object-count="0"/>
  </office:meta>
</office:document-meta>
</file>